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612 Mono" svg:font-family="'B612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26.75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B612 Mono" fo:font-size="24pt" style:font-size-asian="18pt" style:font-size-complex="18pt"/>
    </style:style>
    <style:style style:name="P2" style:family="paragraph">
      <loext:graphic-properties draw:fill="none" draw:fill-color="#ffffff"/>
      <style:text-properties style:font-name="B612 Mono" fo:font-size="24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style:font-name="B612 Mono" fo:font-size="24pt" fo:font-style="italic" style:font-size-asian="18pt" style:font-style-asian="italic" style:font-size-complex="18pt" style:font-style-complex="italic"/>
    </style:style>
    <style:style style:name="T2" style:family="text">
      <style:text-properties style:font-name="B612 Mono" fo:font-size="24pt" fo:font-weight="bold" style:font-size-asian="18pt" style:font-weight-asian="bold" style:font-size-complex="18pt" style:font-weight-complex="bold"/>
    </style:style>
    <style:style style:name="T3" style:family="text">
      <style:text-properties style:font-name="B612 Mono" fo:font-size="24pt" style:font-size-asian="18pt" style:font-size-complex="18pt"/>
    </style:style>
    <style:style style:name="T4" style:family="text">
      <style:text-properties fo:color="#ff0000" style:font-name="B612 Mono" fo:font-size="24pt" fo:font-weight="bold" style:font-size-asian="18pt" style:font-weight-asian="bold" style:font-size-complex="18pt" style:font-weight-complex="bold"/>
    </style:style>
    <style:style style:name="T5" style:family="text">
      <style:text-properties fo:color="#ff8000" style:font-name="B612 Mono" fo:font-size="24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font-name="B612 Mono" fo:font-size="24pt" style:font-size-asian="18pt" style:font-size-complex="18pt"/>
    </style:style>
    <style:style style:name="T7" style:family="text">
      <style:text-properties fo:color="#81d41a" style:font-name="B612 Mono" fo:font-size="24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color="#729fcf" style:font-name="B612 Mono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d4ea6b" style:font-name="B612 Mono" fo:font-size="24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color="#800080" style:font-name="B612 Mono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d62e4e" style:font-name="B612 Mono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81d41a" style:font-name="B612 Mono" fo:font-size="24pt" fo:font-weight="bold" style:font-size-asian="18pt" style:font-weight-asian="bold" style:font-size-complex="18pt" style:font-weight-complex="bold"/>
    </style:style>
    <style:style style:name="T13" style:family="text">
      <style:text-properties fo:color="#d4ea6b" style:font-name="B612 Mono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684cm" svg:height="14.657cm" svg:x="1.27cm" svg:y="0.77cm">
          <draw:text-box>
            <text:p text:style-name="P1"><text:span text:style-name="T1"># Python</text:span></text:p>
            <text:p text:style-name="P1"><text:span text:style-name="T2">def</text:span><text:span text:style-name="T3"> </text:span><text:span text:style-name="T1">fibonacci</text:span><text:span text:style-name="T3">(n):</text:span></text:p>
            <text:p text:style-name="P1"><text:span text:style-name="T3"><text:s text:c="2"/></text:span><text:span text:style-name="T3">i = 0</text:span></text:p>
            <text:p text:style-name="P1"><text:span text:style-name="T3"><text:s text:c="2"/></text:span><text:span text:style-name="T3">p = 0</text:span></text:p>
            <text:p text:style-name="P1"><text:span text:style-name="T3"><text:s text:c="2"/></text:span><text:span text:style-name="T3">q = 1</text:span></text:p>
            <text:p text:style-name="P1"><text:span text:style-name="T3"><text:s text:c="2"/></text:span><text:span text:style-name="T3">r = []</text:span></text:p>
            <text:p text:style-name="P1"><text:span text:style-name="T3"><text:s text:c="2"/></text:span><text:span text:style-name="T2">while</text:span><text:span text:style-name="T3"> (i &lt; n):</text:span></text:p>
            <text:p text:style-name="P1"><text:span text:style-name="T3"><text:s text:c="4"/></text:span><text:span text:style-name="T3">i = i + 1</text:span></text:p>
            <text:p text:style-name="P1"><text:span text:style-name="T3"><text:s text:c="4"/></text:span><text:span text:style-name="T3">po = p</text:span></text:p>
            <text:p text:style-name="P1"><text:span text:style-name="T3"><text:s text:c="4"/></text:span><text:span text:style-name="T3">p = q</text:span></text:p>
            <text:p text:style-name="P1"><text:span text:style-name="T3"><text:s text:c="4"/></text:span><text:span text:style-name="T3">q = po + q</text:span></text:p>
            <text:p text:style-name="P1"><text:span text:style-name="T3"><text:s text:c="4"/></text:span><text:span text:style-name="T3">r.append(q)</text:span></text:p>
            <text:p text:style-name="P1"><text:span text:style-name="T3"><text:s text:c="2"/></text:span><text:span text:style-name="T3">r.reverse()</text:span></text:p>
            <text:p text:style-name="P1"><text:span text:style-name="T3"><text:s text:c="2"/></text:span><text:span text:style-name="T3">return r</text:span></text:p>
          </draw:text-box>
        </draw:frame>
        <draw:frame draw:style-name="gr2" draw:text-style-name="P2" draw:layer="layout" svg:width="14.362cm" svg:height="15.829cm" svg:x="13.07cm" svg:y="0.77cm">
          <draw:text-box>
            <text:p text:style-name="P1"><text:span text:style-name="T1">:: Aural Hoon</text:span></text:p>
            <text:p text:style-name="P1"><text:span text:style-name="T2">gate</text:span><text:span text:style-name="T3"> <text:s/>n=uint <text:s/>{</text:span></text:p>
            <text:p text:style-name="P1"><text:span text:style-name="T3"><text:s text:c="2"/></text:span><text:span text:style-name="T2">let</text:span><text:span text:style-name="T3"> <text:s/>[i=0 p=0 q=1 \</text:span></text:p>
            <text:p text:style-name="P1"><text:span text:style-name="T3"><text:s text:c="8"/></text:span><text:span text:style-name="T3">r=(list uint)]</text:span></text:p>
            <text:p text:style-name="P1"><text:span text:style-name="T3"><text:s text:c="2"/></text:span><text:span text:style-name="T2">do</text:span><text:span text:style-name="T3"> {</text:span></text:p>
            <text:p text:style-name="P1"><text:span text:style-name="T3"><text:s text:c="4"/></text:span><text:span text:style-name="T2">if</text:span><text:span text:style-name="T3"> (i == n) </text:span><text:span text:style-name="T2">return</text:span><text:span text:style-name="T3"> r</text:span></text:p>
            <text:p text:style-name="P1"><text:span text:style-name="T3"><text:s text:c="2"/></text:span><text:span text:style-name="T3">} </text:span><text:span text:style-name="T2">loop</text:span><text:span text:style-name="T3"> {</text:span></text:p>
            <text:p text:style-name="P1"><text:span text:style-name="T3"><text:s text:c="4"/></text:span><text:span text:style-name="T3">i ← i+1</text:span></text:p>
            <text:p text:style-name="P1"><text:span text:style-name="T3"><text:s text:c="4"/></text:span><text:span text:style-name="T3">p ← q <text:s text:c="3"/>q ← (p + q)</text:span></text:p>
            <text:p text:style-name="P1"><text:span text:style-name="T3"><text:s text:c="4"/></text:span><text:span text:style-name="T3">r ← [q] + r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2">match-type</text:span><text:span text:style-name="T3"> <text:s/>r</text:span></text:p>
            <text:p text:style-name="P1"><text:span text:style-name="T3"><text:s text:c="2"/></text:span><text:span text:style-name="T2">apply</text:span><text:span text:style-name="T3"> <text:s/></text:span><text:span text:style-name="T1">flop</text:span></text:p>
            <text:p text:style-name="P1"><text:span text:style-name="T3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1.684cm" svg:height="14.657cm" svg:x="1.27cm" svg:y="0.77cm">
          <draw:text-box>
            <text:p text:style-name="P1"><text:span text:style-name="T1"># Actual Hoon</text:span></text:p>
            <text:p text:style-name="P1"><text:span text:style-name="T4">|=</text:span><text:span text:style-name="T3"> <text:s/>n=@ud</text:span></text:p>
            <text:p text:style-name="P1"><text:span text:style-name="T5">%-</text:span><text:span text:style-name="T6"> <text:s/>flop</text:span></text:p>
            <text:p text:style-name="P1"><text:span text:style-name="T7">=+</text:span><text:span text:style-name="T3"> <text:s/>[i=0 p=0 q=1 \</text:span></text:p>
            <text:p text:style-name="P1"><text:span text:style-name="T3"><text:s text:c="5"/></text:span><text:span text:style-name="T3">r=*(list @ud)]</text:span></text:p>
            <text:p text:style-name="P1"><text:span text:style-name="T8">|-</text:span><text:span text:style-name="T3"> <text:s/></text:span><text:span text:style-name="T9">^+</text:span><text:span text:style-name="T3"> <text:s/>r</text:span></text:p>
            <text:p text:style-name="P1"><text:span text:style-name="T10">?:</text:span><text:span text:style-name="T3"> <text:s/>=(i n) <text:s/>r</text:span></text:p>
            <text:p text:style-name="P1"><text:span text:style-name="T11">%=</text:span><text:span text:style-name="T3"> <text:s/>$</text:span></text:p>
            <text:p text:style-name="P1"><text:span text:style-name="T3"><text:s text:c="2"/></text:span><text:span text:style-name="T3">i <text:s/>+(i)</text:span></text:p>
            <text:p text:style-name="P1"><text:span text:style-name="T3"><text:s text:c="2"/></text:span><text:span text:style-name="T3">p <text:s/>q</text:span></text:p>
            <text:p text:style-name="P1"><text:span text:style-name="T3"><text:s text:c="2"/></text:span><text:span text:style-name="T3">q <text:s/>(add p q)</text:span></text:p>
            <text:p text:style-name="P1"><text:span text:style-name="T3"><text:s text:c="2"/></text:span><text:span text:style-name="T3">r <text:s/>[q r]</text:span></text:p>
            <text:p text:style-name="P1"><text:span text:style-name="T11">==</text:span></text:p>
            <text:p text:style-name="P1"><text:span text:style-name="T3"/></text:p>
          </draw:text-box>
        </draw:frame>
        <draw:frame draw:style-name="gr2" draw:text-style-name="P2" draw:layer="layout" svg:width="14.362cm" svg:height="15.829cm" svg:x="13.07cm" svg:y="0.77cm">
          <draw:text-box>
            <text:p text:style-name="P1"><text:span text:style-name="T1">:: Aural Hoon</text:span></text:p>
            <text:p text:style-name="P1"><text:span text:style-name="T4">gate</text:span><text:span text:style-name="T3"> <text:s/>n=uint <text:s/>{</text:span></text:p>
            <text:p text:style-name="P1"><text:span text:style-name="T3"><text:s text:c="2"/></text:span><text:span text:style-name="T12">let</text:span><text:span text:style-name="T3"> <text:s/>[i=0 p=0 q=1 \</text:span></text:p>
            <text:p text:style-name="P1"><text:span text:style-name="T3"><text:s text:c="8"/></text:span><text:span text:style-name="T3">r=(list uint)]</text:span></text:p>
            <text:p text:style-name="P1"><text:span text:style-name="T3"><text:s text:c="2"/></text:span><text:span text:style-name="T8">do</text:span><text:span text:style-name="T3"> {</text:span></text:p>
            <text:p text:style-name="P1"><text:span text:style-name="T3"><text:s text:c="4"/></text:span><text:span text:style-name="T10">if</text:span><text:span text:style-name="T3"> (i == n) </text:span><text:span text:style-name="T2">return</text:span><text:span text:style-name="T3"> r</text:span></text:p>
            <text:p text:style-name="P1"><text:span text:style-name="T3"><text:s text:c="2"/></text:span><text:span text:style-name="T3">} </text:span><text:span text:style-name="T11">loop</text:span><text:span text:style-name="T3"> {</text:span></text:p>
            <text:p text:style-name="P1"><text:span text:style-name="T3"><text:s text:c="4"/></text:span><text:span text:style-name="T3">i ← i+1</text:span></text:p>
            <text:p text:style-name="P1"><text:span text:style-name="T3"><text:s text:c="4"/></text:span><text:span text:style-name="T3">p ← q <text:s text:c="3"/>q ← (p + q)</text:span></text:p>
            <text:p text:style-name="P1"><text:span text:style-name="T3"><text:s text:c="4"/></text:span><text:span text:style-name="T3">r ← [q] + r</text:span></text:p>
            <text:p text:style-name="P1"><text:span text:style-name="T3"><text:s text:c="2"/></text:span><text:span text:style-name="T3">}</text:span></text:p>
            <text:p text:style-name="P1"><text:span text:style-name="T3"><text:s text:c="2"/></text:span><text:span text:style-name="T13">match-type</text:span><text:span text:style-name="T3"> <text:s/>r</text:span></text:p>
            <text:p text:style-name="P1"><text:span text:style-name="T3"><text:s text:c="2"/></text:span><text:span text:style-name="T5">apply</text:span><text:span text:style-name="T3"> <text:s/></text:span><text:span text:style-name="T1">flop</text:span></text:p>
            <text:p text:style-name="P1"><text:span text:style-name="T3">}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612 Mono" svg:font-family="'B612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6:16:50.428949320</meta:creation-date>
    <dc:date>2021-08-18T20:48:15.013200365</dc:date>
    <meta:editing-duration>PT4H21M14S</meta:editing-duration>
    <meta:editing-cycles>1</meta:editing-cycles>
    <meta:document-statistic meta:object-count="29"/>
    <meta:generator>LibreOffice/6.4.7.2$Linux_X86_64 LibreOffice_project/40$Build-2</meta:generator>
  </office:meta>
</office:document-meta>
</file>